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3f12" officeooo:paragraph-rsid="00053f12"/>
    </style:style>
    <style:style style:name="P2" style:family="paragraph" style:parent-style-name="Standard">
      <style:paragraph-properties fo:text-align="start" style:justify-single-word="false"/>
      <style:text-properties officeooo:rsid="00053f12" officeooo:paragraph-rsid="00053f12"/>
    </style:style>
    <style:style style:name="P3" style:family="paragraph" style:parent-style-name="Standard">
      <style:paragraph-properties fo:text-align="start" style:justify-single-word="false"/>
      <style:text-properties officeooo:rsid="000706ce" officeooo:paragraph-rsid="000706ce"/>
    </style:style>
    <style:style style:name="P4" style:family="paragraph" style:parent-style-name="Standard">
      <style:paragraph-properties fo:text-align="start" style:justify-single-word="false"/>
      <style:text-properties officeooo:rsid="0007596d" officeooo:paragraph-rsid="0007596d"/>
    </style:style>
    <style:style style:name="P5" style:family="paragraph" style:parent-style-name="Standard">
      <style:paragraph-properties fo:text-align="start" style:justify-single-word="false"/>
      <style:text-properties officeooo:rsid="0007ae52" officeooo:paragraph-rsid="0007ae52"/>
    </style:style>
    <style:style style:name="P6" style:family="paragraph" style:parent-style-name="Standard">
      <style:paragraph-properties fo:text-align="start" style:justify-single-word="false"/>
      <style:text-properties officeooo:rsid="0008ec1c" officeooo:paragraph-rsid="0008ec1c"/>
    </style:style>
    <style:style style:name="P7" style:family="paragraph" style:parent-style-name="Standard">
      <style:paragraph-properties fo:text-align="start" style:justify-single-word="false"/>
      <style:text-properties officeooo:rsid="0009197a" officeooo:paragraph-rsid="0009197a"/>
    </style:style>
    <style:style style:name="P8" style:family="paragraph" style:parent-style-name="Standard">
      <style:paragraph-properties fo:text-align="start" style:justify-single-word="false"/>
      <style:text-properties officeooo:rsid="0009ffcf" officeooo:paragraph-rsid="0009ffcf"/>
    </style:style>
    <style:style style:name="P9" style:family="paragraph" style:parent-style-name="Standard">
      <style:paragraph-properties fo:text-align="start" style:justify-single-word="false"/>
      <style:text-properties officeooo:rsid="000be9a4" officeooo:paragraph-rsid="000be9a4"/>
    </style:style>
    <style:style style:name="P10" style:family="paragraph" style:parent-style-name="Standard">
      <style:paragraph-properties fo:text-align="start" style:justify-single-word="false"/>
      <style:text-properties officeooo:rsid="000bf6e3" officeooo:paragraph-rsid="000bf6e3"/>
    </style:style>
    <style:style style:name="P11" style:family="paragraph" style:parent-style-name="Standard">
      <style:paragraph-properties fo:text-align="start" style:justify-single-word="false"/>
      <style:text-properties officeooo:rsid="000d5e43" officeooo:paragraph-rsid="000d5e43"/>
    </style:style>
    <style:style style:name="P12" style:family="paragraph" style:parent-style-name="Standard">
      <style:paragraph-properties fo:text-align="start" style:justify-single-word="false"/>
      <style:text-properties officeooo:rsid="00113fc3" officeooo:paragraph-rsid="00113fc3"/>
    </style:style>
    <style:style style:name="P13" style:family="paragraph" style:parent-style-name="Standard">
      <style:paragraph-properties fo:text-align="start" style:justify-single-word="false"/>
      <style:text-properties officeooo:rsid="00116e5c" officeooo:paragraph-rsid="00116e5c"/>
    </style:style>
    <style:style style:name="P14" style:family="paragraph" style:parent-style-name="Standard">
      <style:paragraph-properties fo:text-align="start" style:justify-single-word="false"/>
      <style:text-properties officeooo:rsid="00123d58" officeooo:paragraph-rsid="00123d58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8ec1c" officeooo:paragraph-rsid="0008ec1c"/>
    </style:style>
    <style:style style:name="T1" style:family="text">
      <style:text-properties officeooo:rsid="0009197a"/>
    </style:style>
    <style:style style:name="T2" style:family="text">
      <style:text-properties officeooo:rsid="00094ea9"/>
    </style:style>
    <style:style style:name="T3" style:family="text">
      <style:text-properties officeooo:rsid="000be9a4"/>
    </style:style>
    <style:style style:name="T4" style:family="text">
      <style:text-properties officeooo:rsid="000d5e43"/>
    </style:style>
    <style:style style:name="T5" style:family="text">
      <style:text-properties officeooo:rsid="000e40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eadth First Search</text:p>
      <text:p text:style-name="P2">Formalidades:</text:p>
      <text:p text:style-name="P2">Un grafo está compuesto de Vértices y Aristas (V, A)</text:p>
      <text:p text:style-name="P2"/>
      <text:p text:style-name="P2">V= Set de Vértices</text:p>
      <text:p text:style-name="P2">A= Set de Aristas</text:p>
      <text:p text:style-name="P2"/>
      <text:p text:style-name="P2">Puede ser dirigido o no dirigido.</text:p>
      <text:p text:style-name="P2"/>
      <text:p text:style-name="P3">Representando un Grafo:</text:p>
      <text:p text:style-name="P4">¿cómo se les ocurre que podríamos representar un grafo?</text:p>
      <text:p text:style-name="P4">Podríamos tener una lista con los nodos y una lista con las aristas, pero sería muy malo porque para encontrar los vecinos de un nodo tendríamos que checar todas las aristas</text:p>
      <text:p text:style-name="P3"/>
      <text:p text:style-name="P4">Para representar un grafo se usan dos maneras estándar:</text:p>
      <text:p text:style-name="P4">- Lista de Adiacencia</text:p>
      <text:p text:style-name="P4">- Matriz de Adiaciencia</text:p>
      <text:p text:style-name="P4"><text:s/>(Ambas sirven para Grafos dirigidos y no dirigidos)</text:p>
      <text:p text:style-name="P4"/>
      <text:p text:style-name="P4"/>
      <text:p text:style-name="P5">2*2*2 rubicks =8! * 3⁸ = 2654,539,520 <text:s/>/24 / 3</text:p>
      <text:p text:style-name="P5"/>
      <text:p text:style-name="P5">Dirigido significa que puedes ir en cualquier dirección</text:p>
      <text:p text:style-name="P5"/>
      <text:p text:style-name="P5"/>
      <text:p text:style-name="P6">Lista de Adiacencia: (más común)</text:p>
      <text:p text:style-name="P6">Es un arreglo de |V| Listas ligadas donde cada elemento Adj[v] guarda a todos los posibles nodos a los que puedes ir desde V. </text:p>
      <text:p text:style-name="P5"/>
      <text:p text:style-name="P6">Se pueden implementar de varias maneras:</text:p>
      <text:p text:style-name="P15"/>
      <text:p text:style-name="P6">podrías hacer listas ligadas: <text:span text:style-name="T1">Estas se prefieren cuando la cantidad de aristas es mucho menor que |v|²</text:span></text:p>
      <text:p text:style-name="P6"/>
      <text:p text:style-name="P6">podrías hacer a v un objeto (clase) y cada v.vecinos guarda los vecinos. <text:span text:style-name="T5">La gran ventaja es que puedes hacer una funcion que te de los vecinos que buscas. Entonces no necesitas guardar todo el árbol. Sino que sacas lo que vas necesitando</text:span></text:p>
      <text:p text:style-name="P6"/>
      <text:p text:style-name="P6"/>
      <text:p text:style-name="P7">Puedes hacer una matriz de adiacencia: Esta se prefiere cuando |E| es cercana a |V|². <text:span text:style-name="T2">También cuando necesitamos saber si un par de vértices está conectado.</text:span></text:p>
      <text:p text:style-name="P7"/>
      <text:p text:style-name="P8">¿cuanto vale la suma de las cardinalidades de todas las listas de adiacencia en un grafo dirigido?</text:p>
      <text:p text:style-name="P8">¿cuanto vale la suma de las cardinalidades de todas las listas de adiacencia en un grafo no dirigido?</text:p>
      <text:p text:style-name="P8"/>
      <text:p text:style-name="P8">La memoria que ocupan las listas de adiacencia es O(V+E) <text:span text:style-name="T3">← creo que sería O(V+2E) para no dirigidos</text:span></text:p>
      <text:p text:style-name="P8"/>
      <text:p text:style-name="P9"><text:soft-page-break/>La gran desventaja de las listas de adiacencia es que no tienen manera más rápida de encontrar si dos nodos están conectados más que buscar en las listas. Una solución e usar matrices de adiacencia, pero usan más memoria.</text:p>
      <text:p text:style-name="P9"/>
      <text:p text:style-name="P9">Matriz de adiacencia:</text:p>
      <text:p text:style-name="P9">Asumimos una manera arbitraria de numerar los vértices de 1 a V y hacemos una matriz de Vx V donde si un vértice está conectado a otro, ponemos un 1 sino, ponemos un 0</text:p>
      <text:p text:style-name="P9"/>
      <text:p text:style-name="P9">Dato curioso: A=A* <text:s/><text:span text:style-name="T4">para grafos no dirigidos.</text:span></text:p>
      <text:p text:style-name="P9">Por esa razón podríamos guardar únicamente la matriz U o L en algunos casos y cortar la memoria a la mitad!</text:p>
      <text:p text:style-name="P11">Para grafos no dirigidos es el mismo grafo pero con las aristas volteadas</text:p>
      <text:p text:style-name="P9"/>
      <text:p text:style-name="P10">Para grafos con peso sólo ponemos el peso en vez de un 1.</text:p>
      <text:p text:style-name="P10"/>
      <text:p text:style-name="P10"/>
      <text:p text:style-name="P10">Atributos:</text:p>
      <text:p text:style-name="P10">El libro dice que atributos se guardan haciendo clases.</text:p>
      <text:p text:style-name="P6"/>
      <text:p text:style-name="P6"/>
      <text:p text:style-name="P6"/>
      <text:p text:style-name="P6"/>
      <text:p text:style-name="P11">BFS:</text:p>
      <text:p text:style-name="P11">Sirve para encontrar la menor cantidad de aristas de un inicio a un final.</text:p>
      <text:p text:style-name="P5"/>
      <text:p text:style-name="P5"/>
      <text:p text:style-name="P12">Su tiempo es O(V+E)</text:p>
      <text:p text:style-name="P12"/>
      <text:p text:style-name="P13">La búsqueda por anchura produce un árbol de anchura cuando hace la búsqueda. </text:p>
      <text:p text:style-name="P13"/>
      <text:p text:style-name="P14">Para evitar visitar el mismo nodo muchas veces basta con hacer una lista booleana de nodos visitad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7:36:30.740017314</meta:creation-date>
    <dc:date>2019-12-17T10:20:05.399014809</dc:date>
    <meta:editing-duration>PT20H9M30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2" meta:paragraph-count="38" meta:word-count="481" meta:character-count="2679" meta:non-whitespace-character-count="2234"/>
  </office:meta>
</office:document-meta>
</file>